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officeooo:paragraph-rsid="0025ccaf"/>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text-properties fo:font-size="10pt" style:font-size-asian="14pt" style:font-size-complex="14pt"/>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text-properties fo:font-size="10pt" style:font-size-asian="14pt" style:font-size-complex="14pt"/>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text-properties officeooo:paragraph-rsid="002669cb"/>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text-properties fo:font-size="10pt" style:font-size-asian="14pt" style:font-size-complex="14pt"/>
    </style:style>
    <style:style style:name="P13" style:family="paragraph" style:parent-style-name="Text_20_body" style:list-style-name="L4"/>
    <style:style style:name="P14" style:family="paragraph" style:parent-style-name="Text_20_body">
      <style:text-properties officeooo:paragraph-rsid="0020a59e"/>
    </style:style>
    <style:style style:name="P15" style:family="paragraph" style:parent-style-name="Heading_20_3">
      <style:text-properties officeooo:paragraph-rsid="0020a59e"/>
    </style:style>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text-properties fo:font-size="10pt" style:font-size-asian="14pt" style:font-size-complex="14pt"/>
    </style:style>
    <style:style style:name="P22" style:family="paragraph" style:parent-style-name="Text_20_body" style:list-style-name="L7">
      <style:paragraph-properties fo:margin-top="0in" fo:margin-bottom="0in" style:contextual-spacing="false"/>
      <style:text-properties fo:font-size="10pt" style:font-size-asian="14pt" style:font-size-complex="14pt"/>
    </style:style>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8"/>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10">
      <style:paragraph-properties fo:margin-top="0in" fo:margin-bottom="0in" style:contextual-spacing="false"/>
    </style:style>
    <style:style style:name="P29" style:family="paragraph" style:parent-style-name="Text_20_body" style:list-style-name="L10">
      <style:paragraph-properties fo:margin-top="0in" fo:margin-bottom="0in" style:contextual-spacing="false"/>
      <style:text-properties fo:font-size="10pt" style:font-size-asian="14pt" style:font-size-complex="14pt"/>
    </style:style>
    <style:style style:name="P30" style:family="paragraph" style:parent-style-name="Text_20_body" style:list-style-name="L10">
      <style:text-properties fo:font-size="10pt" style:font-size-asian="14pt" style:font-size-complex="14pt"/>
    </style:style>
    <style:style style:name="P31" style:family="paragraph" style:parent-style-name="Text_20_body">
      <style:text-properties fo:font-size="10pt" fo:font-weight="bold" style:font-size-asian="14pt" style:font-weight-asian="bold" style:font-size-complex="14pt" style:font-weight-complex="bold"/>
    </style:style>
    <style:style style:name="P32" style:family="paragraph" style:parent-style-name="Text_20_body" style:list-style-name="L11"/>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text-properties fo:font-size="10pt" style:font-size-asian="14pt" style:font-size-complex="14pt"/>
    </style:style>
    <style:style style:name="P37" style:family="paragraph" style:parent-style-name="Text_20_body" style:list-style-name="L14">
      <style:paragraph-properties fo:margin-top="0in" fo:margin-bottom="0in" style:contextual-spacing="false"/>
    </style:style>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text-properties fo:font-size="10pt" style:font-size-asian="14pt" style:font-size-complex="14pt"/>
    </style:style>
    <style:style style:name="P41" style:family="paragraph" style:parent-style-name="Text_20_body" style:list-style-name="L17">
      <style:paragraph-properties fo:margin-top="0in" fo:margin-bottom="0in" style:contextual-spacing="false"/>
    </style:style>
    <style:style style:name="P42" style:family="paragraph" style:parent-style-name="Text_20_body" style:list-style-name="L17">
      <style:paragraph-properties fo:margin-top="0in" fo:margin-bottom="0in" style:contextual-spacing="false"/>
      <style:text-properties fo:font-size="10pt" style:font-size-asian="14pt" style:font-size-complex="14pt"/>
    </style:style>
    <style:style style:name="P43" style:family="paragraph" style:parent-style-name="Text_20_body" style:list-style-name="L17">
      <style:text-properties fo:font-size="10pt" style:font-size-asian="14pt" style:font-size-complex="14pt"/>
    </style:style>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1">
      <style:paragraph-properties fo:margin-top="0in" fo:margin-bottom="0in" style:contextual-spacing="false"/>
    </style:style>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2"/>
    <style:style style:name="P51" style:family="paragraph" style:parent-style-name="Text_20_body" style:list-style-name="L23">
      <style:text-properties fo:font-size="10pt" style:font-size-asian="14pt" style:font-size-complex="14pt"/>
    </style:style>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5">
      <style:paragraph-properties fo:margin-top="0in" fo:margin-bottom="0in" style:contextual-spacing="false"/>
    </style:style>
    <style:style style:name="P55" style:family="paragraph" style:parent-style-name="Text_20_body" style:list-style-name="L25">
      <style:paragraph-properties fo:margin-top="0in" fo:margin-bottom="0in" style:contextual-spacing="false"/>
      <style:text-properties fo:font-size="10pt" style:font-size-asian="14pt" style:font-size-complex="14pt"/>
    </style:style>
    <style:style style:name="P56" style:family="paragraph" style:parent-style-name="Text_20_body">
      <style:paragraph-properties fo:break-before="page"/>
      <style:text-properties fo:font-size="12pt" fo:font-weight="bold" style:font-size-asian="14pt" style:font-weight-asian="bold" style:font-size-complex="14pt" style:font-weight-complex="bold"/>
    </style:style>
    <style:style style:name="P57" style:family="paragraph" style:parent-style-name="Text_20_body">
      <style:paragraph-properties fo:text-align="justify" style:justify-single-word="false"/>
      <style:text-properties fo:font-size="12pt" fo:font-weight="bold" style:font-size-asian="14pt" style:font-weight-asian="bold" style:font-size-complex="14pt" style:font-weight-complex="bold"/>
    </style:style>
    <style:style style:name="P58" style:family="paragraph" style:parent-style-name="Text_20_body">
      <style:text-properties fo:font-size="12pt" fo:font-weight="bold" style:font-size-asian="14pt" style:font-weight-asian="bold" style:font-size-complex="14pt" style:font-weight-complex="bold"/>
    </style:style>
    <style:style style:name="P59" style:family="paragraph" style:parent-style-name="Text_20_body">
      <style:text-properties fo:font-size="14pt" fo:font-weight="bold" officeooo:rsid="00247b30" officeooo:paragraph-rsid="00247b30" style:font-size-asian="14pt" style:font-weight-asian="bold" style:font-size-complex="14pt" style:font-weight-complex="bold"/>
    </style:style>
    <style:style style:name="P60" style:family="paragraph" style:parent-style-name="Text_20_body">
      <style:text-properties fo:font-size="10pt" fo:font-weight="normal" officeooo:rsid="00247b30" officeooo:paragraph-rsid="00247b30" style:font-size-asian="14pt" style:font-weight-asian="normal" style:font-size-complex="14pt" style:font-weight-complex="normal"/>
    </style:style>
    <style:style style:name="T1" style:family="text">
      <style:text-properties fo:font-size="16pt" officeooo:rsid="0025ccaf" style:font-size-asian="14pt" style:font-size-complex="14pt"/>
    </style:style>
    <style:style style:name="T2" style:family="text">
      <style:text-properties fo:font-size="10pt" style:font-size-asian="14pt" style:font-size-complex="14pt"/>
    </style:style>
    <style:style style:name="T3" style:family="text">
      <style:text-properties fo:font-size="10pt" officeooo:rsid="001edf54" style:font-size-asian="14pt" style:font-size-complex="14pt"/>
    </style:style>
    <style:style style:name="T4" style:family="text">
      <style:text-properties fo:font-size="12pt" style:font-size-asian="14pt" style:font-size-complex="14pt"/>
    </style:style>
    <style:style style:name="T5" style:family="text">
      <style:text-properties style:font-name="Liberation Mono" fo:font-size="12pt" officeooo:rsid="0020a59e" style:font-size-asian="14pt" style:font-size-complex="14pt"/>
    </style:style>
    <style:style style:name="T6" style:family="text">
      <style:text-properties fo:font-size="10pt" fo:font-weight="normal" style:font-size-asian="14pt" style:font-weight-asian="normal" style:font-size-complex="14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fo:font-weight="bold" style:font-size-asian="14pt" style:font-weight-asian="bold" style:font-size-complex="14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RAPPORT DE SAE P11/W11<text:line-break/>Favien-Lucas-Jules</text:span></text:span></text:h>
      <text:h text:style-name="Heading_20_3" text:outline-level="3"><text:span text:style-name="Strong_20_Emphasis"/></text:h>
      <text:h text:style-name="Heading_20_3" text:outline-level="3"><text:span text:style-name="Strong_20_Emphasis"><text:span text:style-name="T2">Structures</text:span></text:span></text:h>
      <text:list text:style-name="L1">
        <text:list-item>
          <text:p text:style-name="P2"><text:span text:style-name="Strong_20_Emphasis"><text:span text:style-name="T2">Challenge</text:span></text:span><text:span text:style-name="T2"> :</text:span></text:p>
          <text:list>
            <text:list-item>
              <text:p text:style-name="P3">Structure représentant un défi (challenge) avec :</text:p>
              <text:list>
                <text:list-item>
                  <text:p text:style-name="P4"><text:span text:style-name="Source_20_Text"><text:span text:style-name="T2">nom</text:span></text:span><text:span text:style-name="T2"> : identifiant interne du défi.</text:span></text:p>
                </text:list-item>
                <text:list-item>
                  <text:p text:style-name="P4"><text:span text:style-name="Source_20_Text"><text:span text:style-name="T2">nomAfficher</text:span></text:span><text:span text:style-name="T2"> : nom lisible pour les joueurs.</text:span></text:p>
                </text:list-item>
                <text:list-item>
                  <text:p text:style-name="P4"><text:span text:style-name="Source_20_Text"><text:span text:style-name="T2">description</text:span></text:span><text:span text:style-name="T2"> : détail des conditions et des points à gagner.</text:span></text:p>
                </text:list-item>
              </text:list>
            </text:list-item>
          </text:list>
        </text:list-item>
        <text:list-item>
          <text:p text:style-name="P2"><text:span text:style-name="Strong_20_Emphasis"><text:span text:style-name="T2">Joueur</text:span></text:span><text:span text:style-name="T2"> :</text:span></text:p>
          <text:list>
            <text:list-item>
              <text:p text:style-name="P3">Structure représentant un joueur avec :</text:p>
              <text:list>
                <text:list-item>
                  <text:p text:style-name="P4"><text:span text:style-name="Source_20_Text"><text:span text:style-name="T2">id</text:span></text:span><text:span text:style-name="T2"> : identifiant unique.</text:span></text:p>
                </text:list-item>
                <text:list-item>
                  <text:p text:style-name="P4"><text:span text:style-name="Source_20_Text"><text:span text:style-name="T2">pseudo</text:span></text:span><text:span text:style-name="T2"> : nom du joueur.</text:span></text:p>
                </text:list-item>
                <text:list-item>
                  <text:p text:style-name="P4"><text:span text:style-name="Source_20_Text"><text:span text:style-name="T2">scoreParTour</text:span></text:span><text:span text:style-name="T2"> : tableau des scores pour chaque tour.</text:span></text:p>
                </text:list-item>
                <text:list-item>
                  <text:p text:style-name="P4"><text:span text:style-name="Source_20_Text"><text:span text:style-name="T2">desParTour</text:span></text:span><text:span text:style-name="T2"> : tableau des dés obtenus à chaque tour.</text:span></text:p>
                </text:list-item>
                <text:list-item>
                  <text:p text:style-name="P4"><text:span text:style-name="Source_20_Text"><text:span text:style-name="T2">score</text:span></text:span><text:span text:style-name="T2"> : score total accumulé.</text:span></text:p>
                </text:list-item>
                <text:list-item>
                  <text:p text:style-name="P4"><text:span text:style-name="Source_20_Text"><text:span text:style-name="T2">bonus</text:span></text:span><text:span text:style-name="T2"> : points bonus.</text:span></text:p>
                </text:list-item>
                <text:list-item>
                  <text:p text:style-name="P4"><text:span text:style-name="Source_20_Text"><text:span text:style-name="T2">challengeDispo</text:span></text:span><text:span text:style-name="T2"> : liste des défis encore disponibles.</text:span></text:p>
                </text:list-item>
                <text:list-item>
                  <text:p text:style-name="P4"><text:span text:style-name="Source_20_Text"><text:span text:style-name="T2">challengeUtiliser</text:span></text:span><text:span text:style-name="T2"> : liste des défis déjà choisis.</text:span></text:p>
                </text:list-item>
              </text:list>
            </text:list-item>
          </text:list>
        </text:list-item>
      </text:list>
      <text:h text:style-name="Heading_20_3" text:outline-level="3">Constantes</text:h>
      <text:list text:style-name="L2">
        <text:list-item>
          <text:p text:style-name="P5"><text:span text:style-name="Strong_20_Emphasis"><text:span text:style-name="T2">CHALLENGE</text:span></text:span><text:span text:style-name="T2"> :</text:span></text:p>
          <text:list>
            <text:list-item>
              <text:p text:style-name="P6">Tableau contenant tous les défis possibles.</text:p>
            </text:list-item>
            <text:list-item>
              <text:p text:style-name="P7"><text:span text:style-name="T2">Chaque défi est défini par sa structure </text:span><text:span text:style-name="Source_20_Text"><text:span text:style-name="T2">Challenge</text:span></text:span><text:span text:style-name="T2"> (avec nom, nom affiché, description).</text:span></text:p>
            </text:list-item>
          </text:list>
        </text:list-item>
      </text:list>
      <text:h text:style-name="Heading_20_3" text:outline-level="3"><text:span text:style-name="T2">Algorithme de la fonction </text:span><text:span text:style-name="Source_20_Text"><text:span text:style-name="T2">jeu</text:span></text:span></text:h>
      <text:p text:style-name="Text_20_body"><text:span text:style-name="Strong_20_Emphasis"><text:span text:style-name="T2">Idée</text:span></text:span><text:span text:style-name="T2"> :<text:line-break/>La fonction simule une partie complète d'un jeu pour deux joueurs, avec un déroulement en plusieurs tours basés sur des challenges. À chaque tour, chaque joueur joue et ses scores sont calculés et affichés, en incluant les bonus éventuels. Les résultats finaux sont affichés, et un fichier JSON contenant les données de la partie est généré.</text:span></text:p>
      <text:p text:style-name="Text_20_body"><text:span text:style-name="Strong_20_Emphasis"><text:span text:style-name="T2">Local</text:span></text:span><text:span text:style-name="T2"> :</text:span></text:p>
      <text:list text:style-name="L3">
        <text:list-item>
          <text:p text:style-name="P8"><text:span text:style-name="Source_20_Text"><text:span text:style-name="T2">joueur</text:span></text:span><text:span text:style-name="T2"> : tableau de type </text:span><text:span text:style-name="Source_20_Text"><text:span text:style-name="T2">Joueur</text:span></text:span></text:p>
        </text:list-item>
        <text:list-item>
          <text:p text:style-name="P8"><text:span text:style-name="Source_20_Text"><text:span text:style-name="T2">scoreChallengeMineure</text:span></text:span><text:span text:style-name="T2"> : entier</text:span></text:p>
        </text:list-item>
        <text:list-item>
          <text:p text:style-name="P9"><text:span text:style-name="Source_20_Text"><text:span text:style-name="T2">i</text:span></text:span><text:span text:style-name="T2">, </text:span><text:span text:style-name="Source_20_Text"><text:span text:style-name="T2">j</text:span></text:span><text:span text:style-name="T2"> : entiers</text:span></text:p>
        </text:list-item>
      </text:list>
      <text:p text:style-name="Text_20_body"><text:span text:style-name="Strong_20_Emphasis"><text:span text:style-name="T2">Entrée</text:span></text:span><text:span text:style-name="T2"> : aucune.</text:span></text:p>
      <text:p text:style-name="P10"><text:span text:style-name="Strong_20_Emphasis"><text:span text:style-name="T2">Sortie</text:span></text:span><text:span text:style-name="T2"> : </text:span><text:span text:style-name="T3">void</text:span></text:p>
      <text:p text:style-name="P10"><text:span text:style-name="Strong_20_Emphasis"><text:span text:style-name="T2">Début</text:span></text:span></text:p>
      <text:list text:style-name="L4">
        <text:list-item>
          <text:p text:style-name="P11"><text:span text:style-name="T2">Initialiser les joueurs avec </text:span><text:span text:style-name="Source_20_Text"><text:span text:style-name="T2">initialisationJeu()</text:span></text:span><text:span text:style-name="T2"> et stocker le résultat dans </text:span><text:span text:style-name="Source_20_Text"><text:span text:style-name="T2">joueur</text:span></text:span><text:span text:style-name="T2">.</text:span></text:p>
        </text:list-item>
        <text:list-item>
          <text:p text:style-name="P11"><text:span text:style-name="Strong_20_Emphasis"><text:span text:style-name="T2">Pour</text:span></text:span><text:span text:style-name="T2"> chaque challenge </text:span><text:span text:style-name="Source_20_Text"><text:span text:style-name="T2">i</text:span></text:span><text:span text:style-name="T2"> allant de 0 à </text:span><text:span text:style-name="Source_20_Text"><text:span text:style-name="T2">CHALLENGE.Length - 1</text:span></text:span><text:span text:style-name="T2"> :</text:span></text:p>
          <text:list>
            <text:list-item>
              <text:p text:style-name="P12">Afficher le numéro du tour.</text:p>
            </text:list-item>
            <text:list-item>
              <text:p text:style-name="P11"><text:span text:style-name="Strong_20_Emphasis"><text:span text:style-name="T2">Pour</text:span></text:span><text:span text:style-name="T2"> chaque joueur </text:span><text:span text:style-name="Source_20_Text"><text:span text:style-name="T2">j</text:span></text:span><text:span text:style-name="T2"> dans </text:span><text:span text:style-name="Source_20_Text"><text:span text:style-name="T2">joueur</text:span></text:span><text:span text:style-name="T2"> :</text:span></text:p>
              <text:list>
                <text:list-item>
                  <text:p text:style-name="P11"><text:span text:style-name="T2">Afficher que c'est le tour du joueur </text:span><text:span text:style-name="Source_20_Text"><text:span text:style-name="T2">j</text:span></text:span><text:span text:style-name="T2">.</text:span></text:p>
                </text:list-item>
                <text:list-item>
                  <text:p text:style-name="P11"><text:soft-page-break/><text:span text:style-name="T2">Appeler la fonction </text:span><text:span text:style-name="Source_20_Text"><text:span text:style-name="T2">tour</text:span></text:span><text:span text:style-name="T2"> pour le joueur </text:span><text:span text:style-name="Source_20_Text"><text:span text:style-name="T2">j</text:span></text:span><text:span text:style-name="T2"> et le tour </text:span><text:span text:style-name="Source_20_Text"><text:span text:style-name="T2">i</text:span></text:span><text:span text:style-name="T2">.</text:span></text:p>
                </text:list-item>
                <text:list-item>
                  <text:p text:style-name="P12">Afficher le challenge choisi, les dés obtenus, et le score gagné lors du tour.</text:p>
                </text:list-item>
                <text:list-item>
                  <text:p text:style-name="P12">Ajouter le score gagné au score total du joueur.</text:p>
                </text:list-item>
                <text:list-item>
                  <text:p text:style-name="P11"><text:span text:style-name="Strong_20_Emphasis"><text:span text:style-name="T2">Si</text:span></text:span><text:span text:style-name="T2"> le joueur n'a pas encore obtenu de bonus (bonus != 35) :</text:span></text:p>
                  <text:list>
                    <text:list-item>
                      <text:p text:style-name="P11"><text:span text:style-name="T2">Calculer </text:span><text:span text:style-name="Source_20_Text"><text:span text:style-name="T2">scoreChallengeMineure</text:span></text:span><text:span text:style-name="T2"> avec </text:span><text:span text:style-name="Source_20_Text"><text:span text:style-name="T2">verifBonus(joueur[j])</text:span></text:span><text:span text:style-name="T2">.</text:span></text:p>
                    </text:list-item>
                    <text:list-item>
                      <text:p text:style-name="P11"><text:span text:style-name="Strong_20_Emphasis"><text:span text:style-name="T2">Si</text:span></text:span><text:span text:style-name="T2"> </text:span><text:span text:style-name="Source_20_Text"><text:span text:style-name="T2">scoreChallengeMineure &gt;= 63</text:span></text:span><text:span text:style-name="T2"> :</text:span></text:p>
                      <text:list>
                        <text:list-item>
                          <text:p text:style-name="P12">Attribuer un bonus de 35 points au joueur.</text:p>
                        </text:list-item>
                        <text:list-item>
                          <text:p text:style-name="P12">Afficher le total du score avec le bonus.</text:p>
                        </text:list-item>
                      </text:list>
                    </text:list-item>
                    <text:list-item>
                      <text:p text:style-name="P11"><text:span text:style-name="Strong_20_Emphasis"><text:span text:style-name="T2">Sinon</text:span></text:span><text:span text:style-name="T2"> :</text:span></text:p>
                      <text:list>
                        <text:list-item>
                          <text:p text:style-name="P12">Afficher le total du score sans bonus et la somme actuelle des challenges mineurs.</text:p>
                        </text:list-item>
                      </text:list>
                    </text:list-item>
                  </text:list>
                </text:list-item>
                <text:list-item>
                  <text:p text:style-name="P11"><text:span text:style-name="Strong_20_Emphasis"><text:span text:style-name="T2">Sinon</text:span></text:span><text:span text:style-name="T2"> :</text:span></text:p>
                  <text:list>
                    <text:list-item>
                      <text:p text:style-name="P12">Afficher le total du score avec le bonus.</text:p>
                    </text:list-item>
                  </text:list>
                </text:list-item>
              </text:list>
            </text:list-item>
          </text:list>
        </text:list-item>
        <text:list-item>
          <text:p text:style-name="P11"><text:span text:style-name="T2">Appeler </text:span><text:span text:style-name="Source_20_Text"><text:span text:style-name="T2">affichageFinPartie</text:span></text:span><text:span text:style-name="T2"> pour afficher les scores finaux des joueurs.</text:span></text:p>
        </text:list-item>
        <text:list-item>
          <text:p text:style-name="P13"><text:span text:style-name="T2">Appeler </text:span><text:span text:style-name="Source_20_Text"><text:span text:style-name="T2">creaJson</text:span></text:span><text:span text:style-name="T2"> pour générer un fichier JSON contenant les résultats de la partie.</text:span></text:p>
        </text:list-item>
      </text:list>
      <text:p text:style-name="P14"><text:span text:style-name="Strong_20_Emphasis"><text:span text:style-name="T2">Fin</text:span></text:span></text:p>
      <text:h text:style-name="P15" text:outline-level="3"><text:span text:style-name="Strong_20_Emphasis"><text:span text:style-name="T4">Algorithme de la fonction </text:span></text:span><text:span text:style-name="Strong_20_Emphasis"><text:span text:style-name="Source_20_Text"><text:span text:style-name="T4">tour</text:span></text:span></text:span></text:h>
      <text:p text:style-name="Text_20_body"><text:span text:style-name="Strong_20_Emphasis"><text:span text:style-name="T2">Idée</text:span></text:span><text:span text:style-name="T2"> :<text:line-break/>La fonction gère un tour de jeu pour un joueur. Le joueur lance des dés (jusqu'à trois fois), choisit les dés qu'il souhaite relancer, puis sélectionne un challenge. Les résultats des dés, le challenge sélectionné, et le score du tour sont enregistrés.</text:span></text:p>
      <text:p text:style-name="Text_20_body"><text:span text:style-name="Strong_20_Emphasis"><text:span text:style-name="T2">Local</text:span></text:span><text:span text:style-name="T2"> :</text:span></text:p>
      <text:list text:style-name="L5">
        <text:list-item>
          <text:p text:style-name="P16"><text:span text:style-name="Source_20_Text"><text:span text:style-name="T2">des</text:span></text:span><text:span text:style-name="T2"> : tableau d'entiers (taille 5), résultats des dés.</text:span></text:p>
        </text:list-item>
        <text:list-item>
          <text:p text:style-name="P16"><text:span text:style-name="Source_20_Text"><text:span text:style-name="T2">relancerDes</text:span></text:span><text:span text:style-name="T2"> : tableau de booléens (taille 5), indique si chaque dé doit être relancé.</text:span></text:p>
        </text:list-item>
        <text:list-item>
          <text:p text:style-name="P16"><text:span text:style-name="Source_20_Text"><text:span text:style-name="T2">i</text:span></text:span><text:span text:style-name="T2"> : entier, nombre de relances effectuées.</text:span></text:p>
        </text:list-item>
        <text:list-item>
          <text:p text:style-name="P16"><text:span text:style-name="Source_20_Text"><text:span text:style-name="T2">fin</text:span></text:span><text:span text:style-name="T2"> : booléen, contrôle la fin de la boucle de relance.</text:span></text:p>
        </text:list-item>
        <text:list-item>
          <text:p text:style-name="P16"><text:span text:style-name="Source_20_Text"><text:span text:style-name="T2">rep</text:span></text:span><text:span text:style-name="T2"> : caractère, réponse du joueur pour afficher les challenges.</text:span></text:p>
        </text:list-item>
        <text:list-item>
          <text:p text:style-name="P17"><text:span text:style-name="Source_20_Text"><text:span text:style-name="T2">codeChallenge</text:span></text:span><text:span text:style-name="T2"> : entier, code du challenge choisi par le joueur.</text:span></text:p>
        </text:list-item>
      </text:list>
      <text:p text:style-name="Text_20_body"><text:span text:style-name="Strong_20_Emphasis"><text:span text:style-name="T2">Entrée</text:span></text:span><text:span text:style-name="T2"> :</text:span></text:p>
      <text:list text:style-name="L6">
        <text:list-item>
          <text:p text:style-name="P18"><text:span text:style-name="Source_20_Text"><text:span text:style-name="T2">joueur</text:span></text:span><text:span text:style-name="T2"> : référence vers un objet </text:span><text:span text:style-name="Source_20_Text"><text:span text:style-name="T2">Joueur</text:span></text:span><text:span text:style-name="T2">, représente le joueur jouant ce tour.</text:span></text:p>
        </text:list-item>
        <text:list-item>
          <text:p text:style-name="P19"><text:span text:style-name="Source_20_Text"><text:span text:style-name="T2">tours</text:span></text:span><text:span text:style-name="T2"> : entier, numéro du tour actuel.</text:span></text:p>
        </text:list-item>
      </text:list>
      <text:p text:style-name="P10"><text:span text:style-name="Strong_20_Emphasis"><text:span text:style-name="T2">Sortie</text:span></text:span><text:span text:style-name="T2"> : </text:span><text:span text:style-name="T3">void</text:span></text:p>
      <text:p text:style-name="P10"><text:span text:style-name="Strong_20_Emphasis"><text:span text:style-name="T2">Début pseudo-code</text:span></text:span></text:p>
      <text:list text:style-name="L7">
        <text:list-item>
          <text:p text:style-name="P20"><text:span text:style-name="T2">Initialiser </text:span><text:span text:style-name="Source_20_Text"><text:span text:style-name="T2">des</text:span></text:span><text:span text:style-name="T2"> à un tableau de 5 entiers.</text:span></text:p>
        </text:list-item>
        <text:list-item>
          <text:p text:style-name="P20"><text:span text:style-name="T2">Initialiser </text:span><text:span text:style-name="Source_20_Text"><text:span text:style-name="T2">relancerDes</text:span></text:span><text:span text:style-name="T2"> à </text:span><text:span text:style-name="Source_20_Text"><text:span text:style-name="T2">[true, true, true, true, true]</text:span></text:span><text:span text:style-name="T2">.</text:span></text:p>
        </text:list-item>
        <text:list-item>
          <text:p text:style-name="P20"><text:span text:style-name="T2">Initialiser </text:span><text:span text:style-name="Source_20_Text"><text:span text:style-name="T2">i</text:span></text:span><text:span text:style-name="T2"> à 0, et </text:span><text:span text:style-name="Source_20_Text"><text:span text:style-name="T2">fin</text:span></text:span><text:span text:style-name="T2"> à </text:span><text:span text:style-name="Source_20_Text"><text:span text:style-name="T2">false</text:span></text:span><text:span text:style-name="T2">.</text:span></text:p>
        </text:list-item>
        <text:list-item>
          <text:p text:style-name="P21">Répéter :</text:p>
          <text:list>
            <text:list-item>
              <text:p text:style-name="P22">Afficher "Voulez-vous afficher les challenges disponibles ? y/n".</text:p>
            </text:list-item>
            <text:list-item>
              <text:p text:style-name="P23"><text:span text:style-name="T2">Lire la réponse </text:span><text:span text:style-name="Source_20_Text"><text:span text:style-name="T2">rep</text:span></text:span><text:span text:style-name="T2">.</text:span></text:p>
            </text:list-item>
            <text:list-item>
              <text:p text:style-name="P23"><text:span text:style-name="Strong_20_Emphasis"><text:span text:style-name="T2">Si</text:span></text:span><text:span text:style-name="T2"> </text:span><text:span text:style-name="Source_20_Text"><text:span text:style-name="T2">rep</text:span></text:span><text:span text:style-name="T2"> est 'y' :</text:span></text:p>
              <text:list>
                <text:list-item>
                  <text:p text:style-name="P23"><text:span text:style-name="T2">Appeler </text:span><text:span text:style-name="Source_20_Text"><text:span text:style-name="T2">afficheChallenges(joueur)</text:span></text:span><text:span text:style-name="T2"> pour afficher les challenges.</text:span></text:p>
                </text:list-item>
              </text:list>
            </text:list-item>
            <text:list-item>
              <text:p text:style-name="P23"><text:span text:style-name="Strong_20_Emphasis"><text:span text:style-name="T2">Sinon si</text:span></text:span><text:span text:style-name="T2"> </text:span><text:span text:style-name="Source_20_Text"><text:span text:style-name="T2">rep</text:span></text:span><text:span text:style-name="T2"> est 'n' : continuer.</text:span></text:p>
            </text:list-item>
            <text:list-item>
              <text:p text:style-name="P23"><text:soft-page-break/><text:span text:style-name="Strong_20_Emphasis"><text:span text:style-name="T2">Sinon</text:span></text:span><text:span text:style-name="T2"> : afficher "Réponse invalide".</text:span></text:p>
            </text:list-item>
          </text:list>
        </text:list-item>
        <text:list-item>
          <text:p text:style-name="P20"><text:span text:style-name="T2">Répéter tant que </text:span><text:span text:style-name="Source_20_Text"><text:span text:style-name="T2">rep</text:span></text:span><text:span text:style-name="T2"> n'est pas 'y' ou 'n'.</text:span></text:p>
        </text:list-item>
        <text:list-item>
          <text:p text:style-name="P20"><text:span text:style-name="T2">Tant que </text:span><text:span text:style-name="Source_20_Text"><text:span text:style-name="T2">i &lt; 3</text:span></text:span><text:span text:style-name="T2"> et </text:span><text:span text:style-name="Source_20_Text"><text:span text:style-name="T2">fin</text:span></text:span><text:span text:style-name="T2"> est </text:span><text:span text:style-name="Source_20_Text"><text:span text:style-name="T2">false</text:span></text:span><text:span text:style-name="T2"> :</text:span></text:p>
          <text:list>
            <text:list-item>
              <text:p text:style-name="P23"><text:span text:style-name="T2">Pour chaque dé </text:span><text:span text:style-name="Source_20_Text"><text:span text:style-name="T2">j</text:span></text:span><text:span text:style-name="T2"> dans </text:span><text:span text:style-name="Source_20_Text"><text:span text:style-name="T2">des</text:span></text:span><text:span text:style-name="T2"> :</text:span></text:p>
              <text:list>
                <text:list-item>
                  <text:p text:style-name="P23"><text:span text:style-name="T2">Si </text:span><text:span text:style-name="Source_20_Text"><text:span text:style-name="T2">relancerDes[j]</text:span></text:span><text:span text:style-name="T2"> est </text:span><text:span text:style-name="Source_20_Text"><text:span text:style-name="T2">true</text:span></text:span><text:span text:style-name="T2">, générer un nombre aléatoire entre 1 et 6 pour </text:span><text:span text:style-name="Source_20_Text"><text:span text:style-name="T2">des[j]</text:span></text:span><text:span text:style-name="T2">.</text:span></text:p>
                </text:list-item>
              </text:list>
            </text:list-item>
            <text:list-item>
              <text:p text:style-name="P23"><text:span text:style-name="T2">Si </text:span><text:span text:style-name="Source_20_Text"><text:span text:style-name="T2">i &lt; 2</text:span></text:span><text:span text:style-name="T2"> :</text:span></text:p>
              <text:list>
                <text:list-item>
                  <text:p text:style-name="P23"><text:span text:style-name="T2">Appeler </text:span><text:span text:style-name="Source_20_Text"><text:span text:style-name="T2">choixDes(des, relancerDes)</text:span></text:span><text:span text:style-name="T2"> pour demander au joueur quels dés relancer.</text:span></text:p>
                </text:list-item>
              </text:list>
            </text:list-item>
            <text:list-item>
              <text:p text:style-name="P23"><text:span text:style-name="T2">Mettre à jour </text:span><text:span text:style-name="Source_20_Text"><text:span text:style-name="T2">fin</text:span></text:span><text:span text:style-name="T2"> avec </text:span><text:span text:style-name="Source_20_Text"><text:span text:style-name="T2">finRelance(relancerDes)</text:span></text:span><text:span text:style-name="T2">.</text:span></text:p>
            </text:list-item>
            <text:list-item>
              <text:p text:style-name="P23"><text:span text:style-name="T2">Incrémenter </text:span><text:span text:style-name="Source_20_Text"><text:span text:style-name="T2">i</text:span></text:span><text:span text:style-name="T2">.</text:span></text:p>
            </text:list-item>
          </text:list>
        </text:list-item>
        <text:list-item>
          <text:p text:style-name="P20"><text:span text:style-name="T2">Appeler </text:span><text:span text:style-name="Source_20_Text"><text:span text:style-name="T2">afficheDes(des)</text:span></text:span><text:span text:style-name="T2"> pour afficher les dés finaux.</text:span></text:p>
        </text:list-item>
        <text:list-item>
          <text:p text:style-name="P20"><text:span text:style-name="T2">Appeler </text:span><text:span text:style-name="Source_20_Text"><text:span text:style-name="T2">choixChallenge(joueur)</text:span></text:span><text:span text:style-name="T2"> et stocker le résultat dans </text:span><text:span text:style-name="Source_20_Text"><text:span text:style-name="T2">codeChallenge</text:span></text:span><text:span text:style-name="T2">.</text:span></text:p>
        </text:list-item>
        <text:list-item>
          <text:p text:style-name="P20"><text:span text:style-name="T2">Ajouter </text:span><text:span text:style-name="Source_20_Text"><text:span text:style-name="T2">codeChallenge</text:span></text:span><text:span text:style-name="T2"> à la liste </text:span><text:span text:style-name="Source_20_Text"><text:span text:style-name="T2">joueur.challengeUtiliser</text:span></text:span><text:span text:style-name="T2">.</text:span></text:p>
        </text:list-item>
        <text:list-item>
          <text:p text:style-name="P20"><text:span text:style-name="T2">Appeler </text:span><text:span text:style-name="Source_20_Text"><text:span text:style-name="T2">supprimeChallenge(joueur.challengeDispo, codeChallenge)</text:span></text:span><text:span text:style-name="T2"> pour supprimer le challenge choisi.</text:span></text:p>
        </text:list-item>
        <text:list-item>
          <text:p text:style-name="P20"><text:span text:style-name="T2">Calculer le score pour ce tour avec </text:span><text:span text:style-name="Source_20_Text"><text:span text:style-name="T2">calculScore(ref joueur, des, codeChallenge)</text:span></text:span><text:span text:style-name="T2"> et l'enregistrer dans </text:span><text:span text:style-name="Source_20_Text"><text:span text:style-name="T2">joueur.scoreParTour[tours]</text:span></text:span><text:span text:style-name="T2">.</text:span></text:p>
        </text:list-item>
        <text:list-item>
          <text:p text:style-name="P20"><text:span text:style-name="T2">Enregistrer les dés finaux dans </text:span><text:span text:style-name="Source_20_Text"><text:span text:style-name="T2">joueur.desParTour[tours]</text:span></text:span><text:span text:style-name="T2">.</text:span></text:p>
        </text:list-item>
      </text:list>
      <text:p text:style-name="Text_20_body"><text:span text:style-name="Strong_20_Emphasis"><text:span text:style-name="T2">Fin pseudo-code</text:span></text:span></text:p>
      <text:h text:style-name="Heading_20_3" text:outline-level="3"><text:span text:style-name="T2">Algorithme de la fonction </text:span><text:span text:style-name="Source_20_Text"><text:span text:style-name="T2">choixDes</text:span></text:span></text:h>
      <text:p text:style-name="Text_20_body"><text:span text:style-name="Strong_20_Emphasis"><text:span text:style-name="T2">Idée</text:span></text:span><text:span text:style-name="T2"> :<text:line-break/>Cette fonction permet au joueur de décider quels dés il souhaite conserver ou relancer. Si le joueur choisit de conserver tous les dés, aucun dé n'est relancé. Sinon, il peut choisir individuellement quels dés conserver.</text:span></text:p>
      <text:p text:style-name="Text_20_body"><text:span text:style-name="Strong_20_Emphasis"><text:span text:style-name="T2">Local</text:span></text:span><text:span text:style-name="T2"> :</text:span></text:p>
      <text:list text:style-name="L8">
        <text:list-item>
          <text:p text:style-name="P24"><text:span text:style-name="Source_20_Text"><text:span text:style-name="T2">reponse</text:span></text:span><text:span text:style-name="T2"> : caractère, réponse du joueur pour conserver ou relancer les dés.</text:span></text:p>
        </text:list-item>
        <text:list-item>
          <text:p text:style-name="P25"><text:span text:style-name="Source_20_Text"><text:span text:style-name="T2">i</text:span></text:span><text:span text:style-name="T2"> : entier, index pour parcourir les dés.</text:span></text:p>
        </text:list-item>
      </text:list>
      <text:p text:style-name="Text_20_body"><text:span text:style-name="Strong_20_Emphasis"><text:span text:style-name="T2">Entrée</text:span></text:span><text:span text:style-name="T2"> :</text:span></text:p>
      <text:list text:style-name="L9">
        <text:list-item>
          <text:p text:style-name="P26"><text:span text:style-name="Source_20_Text"><text:span text:style-name="T2">des</text:span></text:span><text:span text:style-name="T2"> : tableau d'entiers, les valeurs actuelles des dés.</text:span></text:p>
        </text:list-item>
        <text:list-item>
          <text:p text:style-name="P27"><text:span text:style-name="Source_20_Text"><text:span text:style-name="T2">relancerDes</text:span></text:span><text:span text:style-name="T2"> : tableau de booléens, indique pour chaque dé s'il doit être relancé (</text:span><text:span text:style-name="Source_20_Text"><text:span text:style-name="T2">true</text:span></text:span><text:span text:style-name="T2">) ou conservé (</text:span><text:span text:style-name="Source_20_Text"><text:span text:style-name="T2">false</text:span></text:span><text:span text:style-name="T2">).</text:span></text:p>
        </text:list-item>
      </text:list>
      <text:p text:style-name="Text_20_body"><text:span text:style-name="Strong_20_Emphasis"><text:span text:style-name="T2">Sortie</text:span></text:span><text:span text:style-name="T2"> : </text:span><text:span text:style-name="T3">void</text:span></text:p>
      <text:p text:style-name="Text_20_body"><text:span text:style-name="Strong_20_Emphasis"><text:span text:style-name="T2">Début pseudo-code</text:span></text:span></text:p>
      <text:list text:style-name="L10">
        <text:list-item>
          <text:p text:style-name="P28"><text:span text:style-name="T2">Afficher "Voici vos dés :" et appeler </text:span><text:span text:style-name="Source_20_Text"><text:span text:style-name="T2">afficheDes(des)</text:span></text:span><text:span text:style-name="T2">.</text:span></text:p>
        </text:list-item>
        <text:list-item>
          <text:p text:style-name="P29">Initialiser une boucle :</text:p>
          <text:list>
            <text:list-item>
              <text:p text:style-name="P29">Afficher "Voulez-vous garder tous les dés ? y/n :".</text:p>
            </text:list-item>
            <text:list-item>
              <text:p text:style-name="P28"><text:span text:style-name="T2">Lire la réponse </text:span><text:span text:style-name="Source_20_Text"><text:span text:style-name="T2">reponse</text:span></text:span><text:span text:style-name="T2">.</text:span></text:p>
            </text:list-item>
            <text:list-item>
              <text:p text:style-name="P28"><text:span text:style-name="T2">Si </text:span><text:span text:style-name="Source_20_Text"><text:span text:style-name="T2">reponse</text:span></text:span><text:span text:style-name="T2"> est 'y' :</text:span></text:p>
              <text:list>
                <text:list-item>
                  <text:p text:style-name="P28"><text:span text:style-name="T2">Pour chaque dé </text:span><text:span text:style-name="Source_20_Text"><text:span text:style-name="T2">i</text:span></text:span><text:span text:style-name="T2"> de 0 à 4, définir </text:span><text:span text:style-name="Source_20_Text"><text:span text:style-name="T2">relancerDes[i]</text:span></text:span><text:span text:style-name="T2"> à </text:span><text:span text:style-name="Source_20_Text"><text:span text:style-name="T2">false</text:span></text:span><text:span text:style-name="T2"> (tous les dés sont conservés).</text:span></text:p>
                </text:list-item>
                <text:list-item>
                  <text:p text:style-name="P29">Sortir de la boucle.</text:p>
                </text:list-item>
              </text:list>
            </text:list-item>
            <text:list-item>
              <text:p text:style-name="P28"><text:span text:style-name="T2">Sinon si </text:span><text:span text:style-name="Source_20_Text"><text:span text:style-name="T2">reponse</text:span></text:span><text:span text:style-name="T2"> est 'n' : sortir de la boucle.</text:span></text:p>
            </text:list-item>
            <text:list-item>
              <text:p text:style-name="P29">Sinon, afficher "Réponse invalide. Veuillez répondre par 'y' ou 'n'.".</text:p>
            </text:list-item>
          </text:list>
        </text:list-item>
        <text:list-item>
          <text:p text:style-name="P28"><text:soft-page-break/><text:span text:style-name="T2">Si </text:span><text:span text:style-name="Source_20_Text"><text:span text:style-name="T2">reponse</text:span></text:span><text:span text:style-name="T2"> est différent de 'y' :</text:span></text:p>
          <text:list>
            <text:list-item>
              <text:p text:style-name="P28"><text:span text:style-name="T2">Pour chaque dé </text:span><text:span text:style-name="Source_20_Text"><text:span text:style-name="T2">i</text:span></text:span><text:span text:style-name="T2"> de 0 à 4 :</text:span></text:p>
              <text:list>
                <text:list-item>
                  <text:p text:style-name="P29">Initialiser une boucle :</text:p>
                  <text:list>
                    <text:list-item>
                      <text:p text:style-name="P28"><text:span text:style-name="T2">Afficher "Voulez-vous garder le dé X ? y/n :" (où X est la valeur actuelle du dé </text:span><text:span text:style-name="Source_20_Text"><text:span text:style-name="T2">des[i]</text:span></text:span><text:span text:style-name="T2">).</text:span></text:p>
                    </text:list-item>
                    <text:list-item>
                      <text:p text:style-name="P28"><text:span text:style-name="T2">Lire la réponse </text:span><text:span text:style-name="Source_20_Text"><text:span text:style-name="T2">reponse</text:span></text:span><text:span text:style-name="T2">.</text:span></text:p>
                    </text:list-item>
                    <text:list-item>
                      <text:p text:style-name="P28"><text:span text:style-name="T2">Si </text:span><text:span text:style-name="Source_20_Text"><text:span text:style-name="T2">reponse</text:span></text:span><text:span text:style-name="T2"> est 'y' :</text:span></text:p>
                      <text:list>
                        <text:list-item>
                          <text:p text:style-name="P28"><text:span text:style-name="T2">Définir </text:span><text:span text:style-name="Source_20_Text"><text:span text:style-name="T2">relancerDes[i]</text:span></text:span><text:span text:style-name="T2"> à </text:span><text:span text:style-name="Source_20_Text"><text:span text:style-name="T2">false</text:span></text:span><text:span text:style-name="T2">.</text:span></text:p>
                        </text:list-item>
                        <text:list-item>
                          <text:p text:style-name="P29">Sortir de la boucle.</text:p>
                        </text:list-item>
                      </text:list>
                    </text:list-item>
                    <text:list-item>
                      <text:p text:style-name="P28"><text:span text:style-name="T2">Sinon si </text:span><text:span text:style-name="Source_20_Text"><text:span text:style-name="T2">reponse</text:span></text:span><text:span text:style-name="T2"> est 'n' :</text:span></text:p>
                      <text:list>
                        <text:list-item>
                          <text:p text:style-name="P28"><text:span text:style-name="T2">Définir </text:span><text:span text:style-name="Source_20_Text"><text:span text:style-name="T2">relancerDes[i]</text:span></text:span><text:span text:style-name="T2"> à </text:span><text:span text:style-name="Source_20_Text"><text:span text:style-name="T2">true</text:span></text:span><text:span text:style-name="T2">.</text:span></text:p>
                        </text:list-item>
                        <text:list-item>
                          <text:p text:style-name="P29">Sortir de la boucle.</text:p>
                        </text:list-item>
                      </text:list>
                    </text:list-item>
                    <text:list-item>
                      <text:p text:style-name="P29">Sinon, afficher "Réponse invalide. Veuillez répondre par 'y' ou 'n'.".</text:p>
                    </text:list-item>
                  </text:list>
                </text:list-item>
              </text:list>
            </text:list-item>
          </text:list>
        </text:list-item>
        <text:list-item>
          <text:p text:style-name="P30">Ajouter une ligne vide pour plus de lisibilité.</text:p>
        </text:list-item>
      </text:list>
      <text:p text:style-name="Text_20_body"><text:span text:style-name="Strong_20_Emphasis"><text:span text:style-name="T2">Fin pseudo-code</text:span></text:span></text:p>
      <text:h text:style-name="P15" text:outline-level="3"><text:span text:style-name="Strong_20_Emphasis"><text:span text:style-name="T4">Algorithme de la fonction </text:span></text:span><text:span text:style-name="Strong_20_Emphasis"><text:span text:style-name="T5">c</text:span></text:span><text:span text:style-name="Source_20_Text"><text:span text:style-name="T5">alculScore</text:span></text:span></text:h>
      <text:p text:style-name="Text_20_body"><text:span text:style-name="Strong_20_Emphasis"><text:span text:style-name="T2">idée :<text:line-break/></text:span></text:span><text:span text:style-name="Strong_20_Emphasis"><text:span text:style-name="T6">Calculer le score d'un joueur en fonction du défi choisi et des dés obtenus.</text:span></text:span></text:p>
      <text:p text:style-name="P31">Local :</text:p>
      <text:list text:style-name="L11">
        <text:list-item>
          <text:p text:style-name="P32"><text:span text:style-name="Source_20_Text"><text:span text:style-name="T2">nbPoint</text:span></text:span><text:span text:style-name="T2"> : entier, variable pour stocker le score calculé.</text:span></text:p>
        </text:list-item>
      </text:list>
      <text:p text:style-name="P31">Entrée :</text:p>
      <text:list text:style-name="L12">
        <text:list-item>
          <text:p text:style-name="P33"><text:span text:style-name="Source_20_Text"><text:span text:style-name="T2">ref Joueur j</text:span></text:span><text:span text:style-name="T2"> : référence au joueur dont on calcule le score.</text:span></text:p>
        </text:list-item>
        <text:list-item>
          <text:p text:style-name="P33"><text:span text:style-name="Source_20_Text"><text:span text:style-name="T2">int[] des</text:span></text:span><text:span text:style-name="T2"> : tableau des résultats des dés obtenus par le joueur.</text:span></text:p>
        </text:list-item>
        <text:list-item>
          <text:p text:style-name="P34"><text:span text:style-name="Source_20_Text"><text:span text:style-name="T2">int codeChallenge</text:span></text:span><text:span text:style-name="T2"> : identifiant du défi choisi (valeur entre 1 et 13).</text:span></text:p>
        </text:list-item>
      </text:list>
      <text:p text:style-name="P31">Sortie :</text:p>
      <text:list text:style-name="L13">
        <text:list-item>
          <text:p text:style-name="P35"><text:span text:style-name="Source_20_Text"><text:span text:style-name="T2">int</text:span></text:span><text:span text:style-name="T2"> : le score calculé pour le défi choisi.</text:span></text:p>
        </text:list-item>
      </text:list>
      <text:p text:style-name="P36"><text:span text:style-name="T7">Début pseudo-code </text:span></text:p>
      <text:p text:style-name="Text_20_body"><text:span text:style-name="Strong_20_Emphasis"><text:span text:style-name="T6">Initialiser nbPoint à 0</text:span></text:span></text:p>
      <text:p text:style-name="Text_20_body"><text:span text:style-name="Strong_20_Emphasis"><text:span text:style-name="T8"/></text:span></text:p>
      <text:p text:style-name="Text_20_body"><text:span text:style-name="Strong_20_Emphasis"><text:span text:style-name="T6">Si codeChallenge ≤ 6 Alors</text:span></text:span></text:p>
      <text:p text:style-name="Text_20_body"><text:span text:style-name="Strong_20_Emphasis"><text:span text:style-name="T6"><text:s text:c="4"/>nbPoint ← codeChallenge * nbOcc(des, codeChallenge)</text:span></text:span></text:p>
      <text:p text:style-name="Text_20_body"><text:span text:style-name="Strong_20_Emphasis"><text:span text:style-name="T6"><text:s text:c="4"/>Retourner nbPoint</text:span></text:span></text:p>
      <text:p text:style-name="Text_20_body"><text:span text:style-name="Strong_20_Emphasis"><text:span text:style-name="T6">Fin Si</text:span></text:span></text:p>
      <text:p text:style-name="Text_20_body"><text:span text:style-name="Strong_20_Emphasis"><text:span text:style-name="T6">Selon codeChallenge</text:span></text:span></text:p>
      <text:p text:style-name="Text_20_body"><text:span text:style-name="Strong_20_Emphasis"><text:span text:style-name="T6"><text:s text:c="4"/>Cas 7 :</text:span></text:span></text:p>
      <text:p text:style-name="Text_20_body"><text:span text:style-name="Strong_20_Emphasis"><text:span text:style-name="T6"><text:s text:c="8"/>nbPoint ← verifBrelan(des)</text:span></text:span></text:p>
      <text:p text:style-name="Text_20_body"><text:span text:style-name="Strong_20_Emphasis"><text:span text:style-name="T6"><text:s text:c="4"/>Cas 8 :</text:span></text:span></text:p>
      <text:p text:style-name="Text_20_body"><text:span text:style-name="Strong_20_Emphasis"><text:span text:style-name="T6"><text:s text:c="8"/>nbPoint ← verifCarre(des)</text:span></text:span></text:p>
      <text:p text:style-name="Text_20_body"><text:span text:style-name="Strong_20_Emphasis"><text:span text:style-name="T6"><text:s text:c="4"/>Cas 9 :</text:span></text:span></text:p>
      <text:p text:style-name="Text_20_body"><text:span text:style-name="Strong_20_Emphasis"><text:span text:style-name="T6"><text:s text:c="8"/>nbPoint ← verifFull(des)</text:span></text:span></text:p>
      <text:p text:style-name="Text_20_body"><text:soft-page-break/><text:span text:style-name="Strong_20_Emphasis"><text:span text:style-name="T6"><text:s text:c="4"/>Cas 10 :</text:span></text:span></text:p>
      <text:p text:style-name="Text_20_body"><text:span text:style-name="Strong_20_Emphasis"><text:span text:style-name="T6"><text:s text:c="8"/>Si verifPetiteSuite(des) Alors</text:span></text:span></text:p>
      <text:p text:style-name="Text_20_body"><text:span text:style-name="Strong_20_Emphasis"><text:span text:style-name="T6"><text:s text:c="12"/>nbPoint ← 30</text:span></text:span></text:p>
      <text:p text:style-name="Text_20_body"><text:span text:style-name="Strong_20_Emphasis"><text:span text:style-name="T6"><text:s text:c="8"/>Fin Si</text:span></text:span></text:p>
      <text:p text:style-name="Text_20_body"><text:span text:style-name="Strong_20_Emphasis"><text:span text:style-name="T6"><text:s text:c="4"/>Cas 11 :</text:span></text:span></text:p>
      <text:p text:style-name="Text_20_body"><text:span text:style-name="Strong_20_Emphasis"><text:span text:style-name="T6"><text:s text:c="8"/>Si verifGrandeSuite(des) Alors</text:span></text:span></text:p>
      <text:p text:style-name="Text_20_body"><text:span text:style-name="Strong_20_Emphasis"><text:span text:style-name="T6"><text:s text:c="12"/>nbPoint ← 40</text:span></text:span></text:p>
      <text:p text:style-name="Text_20_body"><text:span text:style-name="Strong_20_Emphasis"><text:span text:style-name="T6"><text:s text:c="8"/>Fin Si</text:span></text:span></text:p>
      <text:p text:style-name="Text_20_body"><text:span text:style-name="Strong_20_Emphasis"><text:span text:style-name="T6"><text:s text:c="4"/>Cas 12 :</text:span></text:span></text:p>
      <text:p text:style-name="Text_20_body"><text:span text:style-name="Strong_20_Emphasis"><text:span text:style-name="T6"><text:s text:c="8"/>Si nbOcc(des, des[0]) = 5 Alors</text:span></text:span></text:p>
      <text:p text:style-name="Text_20_body"><text:span text:style-name="Strong_20_Emphasis"><text:span text:style-name="T6"><text:s text:c="12"/>nbPoint ← 50</text:span></text:span></text:p>
      <text:p text:style-name="Text_20_body"><text:span text:style-name="Strong_20_Emphasis"><text:span text:style-name="T6"><text:s text:c="8"/>Fin Si</text:span></text:span></text:p>
      <text:p text:style-name="Text_20_body"><text:span text:style-name="Strong_20_Emphasis"><text:span text:style-name="T6"><text:s text:c="4"/>Cas 13 :</text:span></text:span></text:p>
      <text:p text:style-name="Text_20_body"><text:span text:style-name="Strong_20_Emphasis"><text:span text:style-name="T6"><text:s text:c="8"/>nbPoint ← somme(des)</text:span></text:span></text:p>
      <text:p text:style-name="Text_20_body"><text:span text:style-name="Strong_20_Emphasis"><text:span text:style-name="T6"><text:s text:c="4"/>Sinon :</text:span></text:span></text:p>
      <text:p text:style-name="Text_20_body"><text:span text:style-name="Strong_20_Emphasis"><text:span text:style-name="T6"><text:s text:c="8"/>Afficher "Erreur : codeChallenge invalide"</text:span></text:span></text:p>
      <text:p text:style-name="Text_20_body"><text:span text:style-name="Strong_20_Emphasis"><text:span text:style-name="T6">Fin Selon</text:span></text:span></text:p>
      <text:p text:style-name="Text_20_body"><text:span text:style-name="Strong_20_Emphasis"><text:span text:style-name="T6">Retourner nbPoint</text:span></text:span></text:p>
      <text:p text:style-name="Text_20_body"><text:span text:style-name="Strong_20_Emphasis"><text:span text:style-name="T9">Fin pseudo-code</text:span></text:span></text:p>
      <text:h text:style-name="Heading_20_3" text:outline-level="3"><text:span text:style-name="T2">Algorithme de la fonction </text:span><text:span text:style-name="Source_20_Text"><text:span text:style-name="T2">verifBrelan</text:span></text:span></text:h>
      <text:p text:style-name="Text_20_body"><text:span text:style-name="Strong_20_Emphasis"><text:span text:style-name="T2">Idée</text:span></text:span><text:span text:style-name="T2"> :<text:line-break/>La fonction vérifie si un brelan (trois dés ayant la même valeur) est présent parmi les dés donnés. Si un brelan est trouvé, elle retourne le score correspondant (trois fois la valeur du dé). Sinon, elle retourne 0.</text:span></text:p>
      <text:p text:style-name="Text_20_body"><text:span text:style-name="Strong_20_Emphasis"><text:span text:style-name="T2">Local</text:span></text:span><text:span text:style-name="T2"> :</text:span></text:p>
      <text:list text:style-name="L14">
        <text:list-item>
          <text:p text:style-name="P37"><text:span text:style-name="Source_20_Text"><text:span text:style-name="T2">nbATester</text:span></text:span><text:span text:style-name="T2"> : liste d'entiers, contient les valeurs uniques des dés.</text:span></text:p>
        </text:list-item>
        <text:list-item>
          <text:p text:style-name="P38"><text:span text:style-name="Source_20_Text"><text:span text:style-name="T2">nbOccurence</text:span></text:span><text:span text:style-name="T2"> : entier, nombre d'occurrences d'une valeur spécifique dans le tableau de dés.</text:span></text:p>
        </text:list-item>
      </text:list>
      <text:p text:style-name="Text_20_body"><text:span text:style-name="Strong_20_Emphasis"><text:span text:style-name="T2">Entrée</text:span></text:span><text:span text:style-name="T2"> :</text:span></text:p>
      <text:list text:style-name="L15">
        <text:list-item>
          <text:p text:style-name="P39"><text:span text:style-name="Source_20_Text"><text:span text:style-name="T2">des</text:span></text:span><text:span text:style-name="T2"> : tableau d'entiers, les valeurs des dés.</text:span></text:p>
        </text:list-item>
      </text:list>
      <text:p text:style-name="Text_20_body"><text:span text:style-name="Strong_20_Emphasis"><text:span text:style-name="T2">Sortie</text:span></text:span><text:span text:style-name="T2"> :</text:span></text:p>
      <text:list text:style-name="L16">
        <text:list-item>
          <text:p text:style-name="P40">Entier représentant le score du brelan (ou 0 si aucun brelan n'est trouvé).</text:p>
        </text:list-item>
      </text:list>
      <text:p text:style-name="Text_20_body"><text:span text:style-name="Strong_20_Emphasis"><text:span text:style-name="T2">Début pseudo-code</text:span></text:span></text:p>
      <text:list text:style-name="L17">
        <text:list-item>
          <text:p text:style-name="P41"><text:span text:style-name="T2">Appeler </text:span><text:span text:style-name="Source_20_Text"><text:span text:style-name="T2">listeNombreDifferent(des)</text:span></text:span><text:span text:style-name="T2"> pour obtenir la liste des valeurs uniques des dés, et l'assigner à </text:span><text:span text:style-name="Source_20_Text"><text:span text:style-name="T2">nbATester</text:span></text:span><text:span text:style-name="T2">.</text:span></text:p>
        </text:list-item>
        <text:list-item>
          <text:p text:style-name="P41"><text:span text:style-name="T2">Si la taille de </text:span><text:span text:style-name="Source_20_Text"><text:span text:style-name="T2">nbATester</text:span></text:span><text:span text:style-name="T2"> est supérieure à 3 :</text:span></text:p>
          <text:list>
            <text:list-item>
              <text:p text:style-name="P42">Retourner 0 (trop de valeurs différentes pour qu'un brelan soit possible).</text:p>
            </text:list-item>
          </text:list>
        </text:list-item>
        <text:list-item>
          <text:p text:style-name="P42">Sinon :</text:p>
          <text:list>
            <text:list-item>
              <text:p text:style-name="P41"><text:span text:style-name="T2">Pour chaque valeur dans </text:span><text:span text:style-name="Source_20_Text"><text:span text:style-name="T2">nbATester</text:span></text:span><text:span text:style-name="T2"> :</text:span></text:p>
              <text:list>
                <text:list-item>
                  <text:p text:style-name="P41"><text:soft-page-break/><text:span text:style-name="T2">Calculer le nombre d'occurrences de cette valeur dans </text:span><text:span text:style-name="Source_20_Text"><text:span text:style-name="T2">des</text:span></text:span><text:span text:style-name="T2"> en appelant </text:span><text:span text:style-name="Source_20_Text"><text:span text:style-name="T2">nbOcc(des, valeur)</text:span></text:span><text:span text:style-name="T2">.</text:span></text:p>
                </text:list-item>
                <text:list-item>
                  <text:p text:style-name="P42">Si le nombre d'occurrences est supérieur ou égal à 3 :</text:p>
                  <text:list>
                    <text:list-item>
                      <text:p text:style-name="P42">Retourner la valeur multipliée par 3 (score du brelan).</text:p>
                    </text:list-item>
                  </text:list>
                </text:list-item>
              </text:list>
            </text:list-item>
          </text:list>
        </text:list-item>
        <text:list-item>
          <text:p text:style-name="P42">Si aucune valeur n'est trouvée avec au moins 3 occurrences :</text:p>
          <text:list>
            <text:list-item>
              <text:p text:style-name="P43">Retourner 0.</text:p>
            </text:list-item>
          </text:list>
        </text:list-item>
      </text:list>
      <text:p text:style-name="Text_20_body"><text:span text:style-name="Strong_20_Emphasis"><text:span text:style-name="T2">Fin pseudo-code</text:span></text:span></text:p>
      <text:h text:style-name="Heading_20_3" text:outline-level="3"><text:span text:style-name="T2">Algorithme de la fonction </text:span><text:span text:style-name="Source_20_Text"><text:span text:style-name="T2">verifPetiteSuite</text:span></text:span></text:h>
      <text:p text:style-name="Text_20_body"><text:span text:style-name="Strong_20_Emphasis"><text:span text:style-name="T2">Idée</text:span></text:span><text:span text:style-name="T2"> :<text:line-break/>Vérifier si une petite suite (4 dés consécutifs) est présente parmi les dés. Une petite suite peut être composée de </text:span><text:span text:style-name="Source_20_Text"><text:span text:style-name="T2">1, 2, 3, 4</text:span></text:span><text:span text:style-name="T2">, </text:span><text:span text:style-name="Source_20_Text"><text:span text:style-name="T2">2, 3, 4, 5</text:span></text:span><text:span text:style-name="T2">, ou </text:span><text:span text:style-name="Source_20_Text"><text:span text:style-name="T2">3, 4, 5, 6</text:span></text:span><text:span text:style-name="T2">.</text:span></text:p>
      <text:p text:style-name="Text_20_body"><text:span text:style-name="Strong_20_Emphasis"><text:span text:style-name="T2">Local</text:span></text:span><text:span text:style-name="T2"> :</text:span></text:p>
      <text:list text:style-name="L18">
        <text:list-item>
          <text:p text:style-name="P44"><text:span text:style-name="Source_20_Text"><text:span text:style-name="T2">uniqueDes</text:span></text:span><text:span text:style-name="T2"> : tableau d'entiers, contient les valeurs uniques des dés triées.</text:span></text:p>
        </text:list-item>
      </text:list>
      <text:p text:style-name="Text_20_body"><text:span text:style-name="Strong_20_Emphasis"><text:span text:style-name="T2">Entrée</text:span></text:span><text:span text:style-name="T2"> :</text:span></text:p>
      <text:list text:style-name="L19">
        <text:list-item>
          <text:p text:style-name="P45"><text:span text:style-name="Source_20_Text"><text:span text:style-name="T2">des</text:span></text:span><text:span text:style-name="T2"> : tableau d'entiers, les valeurs des dés.</text:span></text:p>
        </text:list-item>
      </text:list>
      <text:p text:style-name="Text_20_body"><text:span text:style-name="Strong_20_Emphasis"><text:span text:style-name="T2">Sortie</text:span></text:span><text:span text:style-name="T2"> :</text:span></text:p>
      <text:list text:style-name="L20">
        <text:list-item>
          <text:p text:style-name="P46"><text:span text:style-name="T2">Booléen : retourne </text:span><text:span text:style-name="Source_20_Text"><text:span text:style-name="T2">true</text:span></text:span><text:span text:style-name="T2"> si une petite suite est détectée, sinon </text:span><text:span text:style-name="Source_20_Text"><text:span text:style-name="T2">false</text:span></text:span><text:span text:style-name="T2">.</text:span></text:p>
        </text:list-item>
      </text:list>
      <text:p text:style-name="Text_20_body"><text:span text:style-name="Strong_20_Emphasis"><text:span text:style-name="T2">Début pseudo-code</text:span></text:span></text:p>
      <text:list text:style-name="L21">
        <text:list-item>
          <text:p text:style-name="P47"><text:span text:style-name="Strong_20_Emphasis"><text:span text:style-name="T2">Trier les dés</text:span></text:span><text:span text:style-name="T2"> :</text:span></text:p>
          <text:list>
            <text:list-item>
              <text:p text:style-name="P48"><text:span text:style-name="T2">Appliquer un tri sur le tableau </text:span><text:span text:style-name="Source_20_Text"><text:span text:style-name="T2">des</text:span></text:span><text:span text:style-name="T2"> pour faciliter la recherche de séquences.</text:span></text:p>
            </text:list-item>
          </text:list>
        </text:list-item>
        <text:list-item>
          <text:p text:style-name="P47"><text:span text:style-name="Strong_20_Emphasis"><text:span text:style-name="T2">Supprimer les doublons</text:span></text:span><text:span text:style-name="T2"> :</text:span></text:p>
          <text:list>
            <text:list-item>
              <text:p text:style-name="P48"><text:span text:style-name="T2">Utiliser une méthode pour ne conserver que les valeurs uniques des dés dans </text:span><text:span text:style-name="Source_20_Text"><text:span text:style-name="T2">uniqueDes</text:span></text:span><text:span text:style-name="T2">.</text:span></text:p>
            </text:list-item>
          </text:list>
        </text:list-item>
        <text:list-item>
          <text:p text:style-name="P47"><text:span text:style-name="Strong_20_Emphasis"><text:span text:style-name="T2">Vérifier les séquences</text:span></text:span><text:span text:style-name="T2"> :</text:span></text:p>
          <text:list>
            <text:list-item>
              <text:p text:style-name="P48"><text:span text:style-name="T2">Si les valeurs </text:span><text:span text:style-name="Source_20_Text"><text:span text:style-name="T2">1, 2, 3, 4</text:span></text:span><text:span text:style-name="T2"> sont présentes dans </text:span><text:span text:style-name="Source_20_Text"><text:span text:style-name="T2">uniqueDes</text:span></text:span><text:span text:style-name="T2">, retourner </text:span><text:span text:style-name="Source_20_Text"><text:span text:style-name="T2">true</text:span></text:span><text:span text:style-name="T2">.</text:span></text:p>
            </text:list-item>
            <text:list-item>
              <text:p text:style-name="P48"><text:span text:style-name="T2">Sinon, si les valeurs </text:span><text:span text:style-name="Source_20_Text"><text:span text:style-name="T2">2, 3, 4, 5</text:span></text:span><text:span text:style-name="T2"> sont présentes dans </text:span><text:span text:style-name="Source_20_Text"><text:span text:style-name="T2">uniqueDes</text:span></text:span><text:span text:style-name="T2">, retourner </text:span><text:span text:style-name="Source_20_Text"><text:span text:style-name="T2">true</text:span></text:span><text:span text:style-name="T2">.</text:span></text:p>
            </text:list-item>
            <text:list-item>
              <text:p text:style-name="P48"><text:span text:style-name="T2">Sinon, si les valeurs </text:span><text:span text:style-name="Source_20_Text"><text:span text:style-name="T2">3, 4, 5, 6</text:span></text:span><text:span text:style-name="T2"> sont présentes dans </text:span><text:span text:style-name="Source_20_Text"><text:span text:style-name="T2">uniqueDes</text:span></text:span><text:span text:style-name="T2">, retourner </text:span><text:span text:style-name="Source_20_Text"><text:span text:style-name="T2">true</text:span></text:span><text:span text:style-name="T2">.</text:span></text:p>
            </text:list-item>
          </text:list>
        </text:list-item>
        <text:list-item>
          <text:p text:style-name="P47"><text:span text:style-name="Strong_20_Emphasis"><text:span text:style-name="T2">Retourner le résultat</text:span></text:span><text:span text:style-name="T2"> :</text:span></text:p>
          <text:list>
            <text:list-item>
              <text:p text:style-name="P47"><text:span text:style-name="T2">Si aucune des séquences ci-dessus n'est détectée, retourner </text:span><text:span text:style-name="Source_20_Text"><text:span text:style-name="T2">false</text:span></text:span><text:span text:style-name="T2">.</text:span></text:p>
            </text:list-item>
          </text:list>
        </text:list-item>
      </text:list>
      <text:p text:style-name="Text_20_body"><text:span text:style-name="Strong_20_Emphasis"><text:span text:style-name="T2">Fin pseudo-code</text:span></text:span></text:p>
      <text:h text:style-name="Heading_20_3" text:outline-level="3"><text:span text:style-name="T2">Algorithme de la fonction </text:span><text:span text:style-name="Source_20_Text"><text:span text:style-name="T2">initialisationJeu</text:span></text:span></text:h>
      <text:p text:style-name="Text_20_body"><text:span text:style-name="Strong_20_Emphasis"><text:span text:style-name="T2">Idée</text:span></text:span><text:span text:style-name="T2"> :<text:line-break/>Créer et initialiser un tableau d'objets </text:span><text:span text:style-name="Source_20_Text"><text:span text:style-name="T2">Joueur</text:span></text:span><text:span text:style-name="T2"> pour un nombre donné de joueurs. L'utilisateur saisit le nombre de joueurs (minimum 2) et les pseudos associés.</text:span></text:p>
      <text:p text:style-name="Text_20_body"><text:span text:style-name="Strong_20_Emphasis"><text:span text:style-name="T2">Local</text:span></text:span><text:span text:style-name="T2"> :</text:span></text:p>
      <text:list text:style-name="L22">
        <text:list-item>
          <text:p text:style-name="P49"><text:span text:style-name="Source_20_Text"><text:span text:style-name="T2">nbJoueurs</text:span></text:span><text:span text:style-name="T2"> : entier, nombre de joueurs.</text:span></text:p>
        </text:list-item>
        <text:list-item>
          <text:p text:style-name="P49"><text:span text:style-name="Source_20_Text"><text:span text:style-name="T2">fin</text:span></text:span><text:span text:style-name="T2"> : booléen, contrôle la validité de l'entrée pour le nombre de joueurs.</text:span></text:p>
        </text:list-item>
        <text:list-item>
          <text:p text:style-name="P49"><text:span text:style-name="Source_20_Text"><text:span text:style-name="T2">j</text:span></text:span><text:span text:style-name="T2"> : tableau de </text:span><text:span text:style-name="Source_20_Text"><text:span text:style-name="T2">Joueur</text:span></text:span><text:span text:style-name="T2">, contient les joueurs créés.</text:span></text:p>
        </text:list-item>
        <text:list-item>
          <text:p text:style-name="P50"><text:span text:style-name="Source_20_Text"><text:span text:style-name="T2">ps</text:span></text:span><text:span text:style-name="T2"> : chaîne, pseudo du joueur.</text:span></text:p>
        </text:list-item>
      </text:list>
      <text:p text:style-name="Text_20_body"><text:span text:style-name="Strong_20_Emphasis"><text:span text:style-name="T2">Entrée</text:span></text:span><text:span text:style-name="T2"> :</text:span></text:p>
      <text:list text:style-name="L23">
        <text:list-item>
          <text:p text:style-name="P51"><text:soft-page-break/>Aucun paramètre d'entrée directe. Les données sont saisies par l'utilisateur via la console.</text:p>
        </text:list-item>
      </text:list>
      <text:p text:style-name="Text_20_body"><text:span text:style-name="Strong_20_Emphasis"><text:span text:style-name="T2">Sortie</text:span></text:span><text:span text:style-name="T2"> :</text:span></text:p>
      <text:list text:style-name="L24">
        <text:list-item>
          <text:p text:style-name="P52"><text:span text:style-name="T2">Tableau de </text:span><text:span text:style-name="Source_20_Text"><text:span text:style-name="T2">Joueur</text:span></text:span><text:span text:style-name="T2"> contenant les joueurs initialisés.</text:span></text:p>
        </text:list-item>
      </text:list>
      <text:p text:style-name="Text_20_body"><text:span text:style-name="Strong_20_Emphasis"><text:span text:style-name="T2">Début pseudo-code</text:span></text:span></text:p>
      <text:list text:style-name="L25">
        <text:list-item>
          <text:p text:style-name="P53"><text:span text:style-name="Strong_20_Emphasis"><text:span text:style-name="T2">Initialisation</text:span></text:span><text:span text:style-name="T2"> :</text:span></text:p>
          <text:list>
            <text:list-item>
              <text:p text:style-name="P54"><text:span text:style-name="T2">Déclarer </text:span><text:span text:style-name="Source_20_Text"><text:span text:style-name="T2">nbJoueurs</text:span></text:span><text:span text:style-name="T2"> à 0.</text:span></text:p>
            </text:list-item>
            <text:list-item>
              <text:p text:style-name="P54"><text:span text:style-name="T2">Initialiser </text:span><text:span text:style-name="Source_20_Text"><text:span text:style-name="T2">fin</text:span></text:span><text:span text:style-name="T2"> à </text:span><text:span text:style-name="Source_20_Text"><text:span text:style-name="T2">faux</text:span></text:span><text:span text:style-name="T2">.</text:span></text:p>
            </text:list-item>
          </text:list>
        </text:list-item>
        <text:list-item>
          <text:p text:style-name="P53"><text:span text:style-name="Strong_20_Emphasis"><text:span text:style-name="T2">Demande du nombre de joueurs</text:span></text:span><text:span text:style-name="T2"> :</text:span></text:p>
          <text:list>
            <text:list-item>
              <text:p text:style-name="P54"><text:span text:style-name="T2">Tant que </text:span><text:span text:style-name="Source_20_Text"><text:span text:style-name="T2">fin</text:span></text:span><text:span text:style-name="T2"> est </text:span><text:span text:style-name="Source_20_Text"><text:span text:style-name="T2">faux</text:span></text:span><text:span text:style-name="T2"> :</text:span></text:p>
              <text:list>
                <text:list-item>
                  <text:p text:style-name="P54"><text:span text:style-name="T2">Afficher "Combien de joueurs ?" et lire la saisie utilisateur dans </text:span><text:span text:style-name="Source_20_Text"><text:span text:style-name="T2">nbJoueurs</text:span></text:span><text:span text:style-name="T2">.</text:span></text:p>
                </text:list-item>
                <text:list-item>
                  <text:p text:style-name="P55">Si l'entrée n'est pas un entier valide : afficher un message d'erreur et demander à nouveau.</text:p>
                </text:list-item>
                <text:list-item>
                  <text:p text:style-name="P54"><text:span text:style-name="T2">Si </text:span><text:span text:style-name="Source_20_Text"><text:span text:style-name="T2">nbJoueurs</text:span></text:span><text:span text:style-name="T2"> est inférieur ou égal à 1 : afficher une erreur et demander à nouveau.</text:span></text:p>
                </text:list-item>
                <text:list-item>
                  <text:p text:style-name="P54"><text:span text:style-name="T2">Sinon, passer </text:span><text:span text:style-name="Source_20_Text"><text:span text:style-name="T2">fin</text:span></text:span><text:span text:style-name="T2"> à </text:span><text:span text:style-name="Source_20_Text"><text:span text:style-name="T2">vrai</text:span></text:span><text:span text:style-name="T2">.</text:span></text:p>
                </text:list-item>
              </text:list>
            </text:list-item>
          </text:list>
        </text:list-item>
        <text:list-item>
          <text:p text:style-name="P53"><text:span text:style-name="Strong_20_Emphasis"><text:span text:style-name="T2">Création du tableau de joueurs</text:span></text:span><text:span text:style-name="T2"> :</text:span></text:p>
          <text:list>
            <text:list-item>
              <text:p text:style-name="P54"><text:span text:style-name="T2">Créer un tableau </text:span><text:span text:style-name="Source_20_Text"><text:span text:style-name="T2">j</text:span></text:span><text:span text:style-name="T2"> de taille </text:span><text:span text:style-name="Source_20_Text"><text:span text:style-name="T2">nbJoueurs</text:span></text:span><text:span text:style-name="T2">.</text:span></text:p>
            </text:list-item>
          </text:list>
        </text:list-item>
        <text:list-item>
          <text:p text:style-name="P53"><text:span text:style-name="Strong_20_Emphasis"><text:span text:style-name="T2">Saisie des pseudos</text:span></text:span><text:span text:style-name="T2"> :</text:span></text:p>
          <text:list>
            <text:list-item>
              <text:p text:style-name="P54"><text:span text:style-name="T2">Pour chaque joueur (de 0 à </text:span><text:span text:style-name="Source_20_Text"><text:span text:style-name="T2">nbJoueurs - 1</text:span></text:span><text:span text:style-name="T2">) :</text:span></text:p>
              <text:list>
                <text:list-item>
                  <text:p text:style-name="P55">Tant que le pseudo est vide ou composé uniquement d'espaces :</text:p>
                  <text:list>
                    <text:list-item>
                      <text:p text:style-name="P54"><text:span text:style-name="T2">Demander "Entrez le pseudo du joueur X" et lire la saisie utilisateur dans </text:span><text:span text:style-name="Source_20_Text"><text:span text:style-name="T2">ps</text:span></text:span><text:span text:style-name="T2">.</text:span></text:p>
                    </text:list-item>
                    <text:list-item>
                      <text:p text:style-name="P55">Si le pseudo est invalide, afficher un message d'erreur.</text:p>
                    </text:list-item>
                  </text:list>
                </text:list-item>
                <text:list-item>
                  <text:p text:style-name="P54"><text:span text:style-name="T2">Initialiser </text:span><text:span text:style-name="Source_20_Text"><text:span text:style-name="T2">j[i]</text:span></text:span><text:span text:style-name="T2"> avec un ID (i+1) et le pseudo saisi.</text:span></text:p>
                </text:list-item>
              </text:list>
            </text:list-item>
          </text:list>
        </text:list-item>
        <text:list-item>
          <text:p text:style-name="P53"><text:span text:style-name="Strong_20_Emphasis"><text:span text:style-name="T2">Retourner le tableau</text:span></text:span><text:span text:style-name="T2"> :</text:span></text:p>
          <text:list>
            <text:list-item>
              <text:p text:style-name="P53"><text:span text:style-name="T2">Retourner </text:span><text:span text:style-name="Source_20_Text"><text:span text:style-name="T2">j</text:span></text:span><text:span text:style-name="T2">.</text:span></text:p>
            </text:list-item>
          </text:list>
        </text:list-item>
      </text:list>
      <text:p text:style-name="Text_20_body"><text:span text:style-name="Strong_20_Emphasis"><text:span text:style-name="T2">Fin pseudo-code</text:span></text:span></text:p>
      <text:p text:style-name="Text_20_body"/>
      <text:p text:style-name="P56">Structures des Pages Web</text:p>
      <text:p text:style-name="P36">1. Page d'accueil (index.html)</text:p>
      <text:p text:style-name="P31">Structure principale</text:p>
      <text:p text:style-name="P36"><text:s text:c="4"/>• En-tête avec logo </text:p>
      <text:p text:style-name="P36"><text:s text:c="4"/>• Section centrale avec les options d'affichage </text:p>
      <text:p text:style-name="P36">2. Page des résultats détaillés (detailsresults.html)</text:p>
      <text:p text:style-name="P31">Structure principale</text:p>
      <text:p text:style-name="P36"><text:s text:c="4"/>• En-tête avec navigation </text:p>
      <text:p text:style-name="P36"><text:s text:c="4"/>• Section centrale avec affichage des données (numéro de tour, actions des joueurs et score)</text:p>
      <text:p text:style-name="P36"><text:s text:c="4"/>• Boutons pour navigation entre les tours </text:p>
      <text:p text:style-name="P36">Autres éléments </text:p>
      <text:p text:style-name="P36"><text:s text:c="4"/>• Champ de texte pour entrer un ID de partie </text:p>
      <text:p text:style-name="P36"><text:s text:c="4"/>• Zones d'affichage des données par joueur</text:p>
      <text:p text:style-name="P36">3. Page des résultats globaux (globalresults.html)</text:p>
      <text:p text:style-name="P31">Structure principale</text:p>
      <text:p text:style-name="P36"><text:s text:c="4"/>• En-tête avec navigation </text:p>
      <text:p text:style-name="P36"><text:s text:c="4"/>• Section centrale avec résumé de partie </text:p>
      <text:p text:style-name="P31">Autres éléments</text:p>
      <text:p text:style-name="P36"><text:s text:c="4"/>• Champ de texte pour entrer un ID de partie </text:p>
      <text:p text:style-name="P36"><text:s text:c="4"/>• Informations des joueurs </text:p>
      <text:p text:style-name="P36"><text:s text:c="4"/>• Statistiques de partie </text:p>
      <text:p text:style-name="P36"><text:s text:c="4"/>• Résultat final </text:p>
      <text:p text:style-name="P57">Constantes et variables du script JS</text:p>
      <text:p text:style-name="P36"><text:span text:style-name="T7">currentRound</text:span> : entier</text:p>
      <text:p text:style-name="P36"><text:s text:c="4"/>• Stocke le numéro du tour actuel </text:p>
      <text:p text:style-name="P36"><text:s text:c="4"/>• Valeur initiale : 1 </text:p>
      <text:p text:style-name="P36"><text:s text:c="4"/>• Utilisé pour la navigation entre les tours </text:p>
      <text:p text:style-name="P36"><text:span text:style-name="T7">apiUrl</text:span> : chaîne de caractères</text:p>
      <text:p text:style-name="P36"><text:s text:c="4"/>• Stocke l'URL de base pour les requêtes API </text:p>
      <text:p text:style-name="P36"><text:s text:c="4"/>• Format : 'http://yams.iutrs.unistra.fr:3000/api/games/{gameID}/' </text:p>
      <text:p text:style-name="P36"><text:s text:c="4"/>• Modifiable via le formulaire d'ID de partie </text:p>
      <text:p text:style-name="P57">Algorithmes</text:p>
      <text:p text:style-name="P31">- makeURL</text:p>
      <text:p text:style-name="P36">Construit dynamiquement l'URL complète pour une requête API en combinant l'URL de base et un ID de partie fourni par l'utilisateur.</text:p>
      <text:p text:style-name="P36">- Entrée : gameID (chaîne de caractères).</text:p>
      <text:p text:style-name="P36"><text:soft-page-break/>- Sortie : Mise à jour de la variable globale apiUrl.</text:p>
      <text:p text:style-name="P36"/>
      <text:p text:style-name="P31">- formSubmit</text:p>
      <text:p text:style-name="P36">Récupère l'ID de partie saisi par l'utilisateur via un formulaire, met à jour apiUrl avec cet ID, et déclenche le rechargement des données en appelant les fonctions pertinentes.</text:p>
      <text:p text:style-name="P36">- Étapes principales :</text:p>
      <text:p text:style-name="P36">1. Extraction de la valeur saisie dans le champ du formulaire.</text:p>
      <text:p text:style-name="P36">2. Appel de makeURL avec l'ID saisi.</text:p>
      <text:p text:style-name="P36">3. Rechargement des données via start().</text:p>
      <text:p text:style-name="P36"/>
      <text:p text:style-name="P31">- roundDetails</text:p>
      <text:p text:style-name="P36">Récupère les détails d'un tour spécifique (dés, challenges, scores) pour deux joueurs à l'aide d'une requête API et met à jour l'affichage de la page.</text:p>
      <text:p text:style-name="P36">- Entrée : round (entier, numéro de tour).</text:p>
      <text:p text:style-name="P36">- Étapes principales :</text:p>
      <text:p text:style-name="P36">1. Effectuer une requête vers l'API pour obtenir les données du tour.</text:p>
      <text:p text:style-name="P36">2. Traiter et afficher les données pour chaque joueur (dés obtenus, challenge choisi, score).</text:p>
      <text:p text:style-name="P36">3. Mettre à jour les éléments HTML pour refléter les informations du tour.</text:p>
      <text:p text:style-name="P36"/>
      <text:p text:style-name="P31">- previousRound / nextRound</text:p>
      <text:p text:style-name="P36">Naviguent respectivement au tour précédent ou suivant.</text:p>
      <text:p text:style-name="P36">- Conditions : Vérifient que le numéro de tour reste dans l'intervalle valide [1, 13].</text:p>
      <text:p text:style-name="P36">- Affichent une alerte en cas de tentative hors des limites autorisées.</text:p>
      <text:p text:style-name="P36"/>
      <text:p text:style-name="P31">- mainInfos</text:p>
      <text:p text:style-name="P36">Récupère les informations générales de la partie (date, joueurs, scores, gagnant) via plusieurs requêtes API et met à jour l'affichage des résultats globaux.</text:p>
      <text:p text:style-name="P36">- Détails récupérés :</text:p>
      <text:p text:style-name="P36">1. Date de la partie.</text:p>
      <text:p text:style-name="P36">2. Noms des joueurs et leurs scores finaux.</text:p>
      <text:p text:style-name="P36">3. Détermination du gagnant ou annonce d'une égalité.</text:p>
      <text:p text:style-name="P36"/>
      <text:p text:style-name="P31">- start</text:p>
      <text:p text:style-name="P36">Identifie la page active en fonction de son titre et appelle les fonctions appropriées pour afficher les données.</text:p>
      <text:p text:style-name="P36">- Exemple : Si la page est "Aperçu des résultats", elle appelle mainInfos().</text:p>
      <text:p text:style-name="P58">Structure CSS</text:p>
      <text:p text:style-name="P36">1. <text:span text:style-name="T7">Styles de base</text:span></text:p>
      <text:p text:style-name="P36"><text:soft-page-break/>Police</text:p>
      <text:p text:style-name="P36"><text:s text:c="4"/>• Famille : Vazirmatn </text:p>
      <text:p text:style-name="P36"><text:s text:c="4"/>• Taille : 1rem (base) </text:p>
      <text:p text:style-name="P36"><text:s text:c="4"/>• Poids : 150 </text:p>
      <text:p text:style-name="P36">Couleurs</text:p>
      <text:p text:style-name="P36"><text:s text:c="4"/>• Fond : lightslategray </text:p>
      <text:p text:style-name="P36"><text:s text:c="4"/>• Texte : rgb(0, 0, 0) </text:p>
      <text:p text:style-name="P36">Alignement</text:p>
      <text:p text:style-name="P36"><text:s text:c="4"/>• Texte centré par défaut </text:p>
      <text:p text:style-name="P36">2. <text:span text:style-name="T7">En-tête et Navigation</text:span></text:p>
      <text:p text:style-name="P36">Header</text:p>
      <text:p text:style-name="P36"><text:s text:c="4"/>• Marge supérieure : 2.1rem </text:p>
      <text:p text:style-name="P36"><text:s text:c="4"/>• Marge inférieure : 2.1rem </text:p>
      <text:p text:style-name="P36">Navigation</text:p>
      <text:p text:style-name="P36"><text:s text:c="4"/>• Marge supérieure : 5rem </text:p>
      <text:p text:style-name="P36"><text:s text:c="4"/>• Marge inférieure : 3.1rem </text:p>
      <text:p text:style-name="P36"><text:s text:c="4"/>• Taille de police : 1rem </text:p>
      <text:p text:style-name="P36">3. <text:span text:style-name="T7">Conteneurs principaux</text:span></text:p>
      <text:p text:style-name="P36">Section</text:p>
      <text:p text:style-name="P36"><text:s text:c="4"/>• Disposition : flexbox en colonne </text:p>
      <text:p text:style-name="P36"><text:s text:c="4"/>• Largeur : 80% </text:p>
      <text:p text:style-name="P36"><text:s text:c="4"/>• Bordure : 0.1rem solid noir </text:p>
      <text:p text:style-name="P36">Div</text:p>
      <text:p text:style-name="P36"><text:s text:c="4"/>• Disposition : flexbox en ligne </text:p>
      <text:p text:style-name="P36"><text:s text:c="4"/>• Justification : space-between </text:p>
      <text:p text:style-name="P36"><text:s text:c="4"/>• Marges : 2rem latérales, 1.5rem supérieure </text:p>
      <text:p text:style-name="P36">4. <text:span text:style-name="T7">Section de contenu</text:span></text:p>
      <text:p text:style-name="P36">Layout</text:p>
      <text:p text:style-name="P36"><text:s text:c="4"/>• Flexbox avec croissance </text:p>
      <text:p text:style-name="P36"><text:s text:c="4"/>• Hauteur : 28rem </text:p>
      <text:p text:style-name="P36"><text:s text:c="4"/>• Largeur : 80% </text:p>
      <text:p text:style-name="P36">Bordure</text:p>
      <text:p text:style-name="P36"><text:s text:c="4"/>• Style : solid </text:p>
      <text:p text:style-name="P36"><text:s text:c="4"/>• Couleur : blanche </text:p>
      <text:p text:style-name="P36"><text:s text:c="4"/>• Épaisseur : 0.1rem </text:p>
      <text:p text:style-name="P36">Gestion du texte</text:p>
      <text:p text:style-name="P36"><text:soft-page-break/><text:s text:c="4"/>• Word-wrap : break-word </text:p>
      <text:p text:style-name="P36"><text:s text:c="4"/>• Overflow : hidden </text:p>
      <text:p text:style-name="P36">5. <text:span text:style-name="T7">Éléments de navigation</text:span></text:p>
      <text:p text:style-name="P36">Flèches</text:p>
      <text:p text:style-name="P36"><text:s text:c="4"/>• Curseur : pointer </text:p>
      <text:p text:style-name="P36"><text:s text:c="4"/>• Dimensions : 4rem x 4rem </text:p>
      <text:p text:style-name="P36"/>
      <text:p text:style-name="P59">Conclusion du rapport et de la SAE</text:p>
      <text:p text:style-name="P60">Nous estimons avoir très bien réussi la SAE, avec cependant des possibilités de modifications mineures qui auraient pu être apportées avec davantage de temps et de recul ; nous avons apprécié appliquer les notions vues en P11 et W11 dans le cadre d'un projet ayant un objectif concret.</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9T11:39:20.148508400</meta:creation-date>
    <dc:date>2025-01-12T22:01:34.946208039</dc:date>
    <meta:editing-duration>PT20M</meta:editing-duration>
    <meta:editing-cycles>5</meta:editing-cycles>
    <meta:generator>LibreOffice/24.8.3.2$Linux_X86_64 LibreOffice_project/e14c9fdd1f585efcbb2c5363087a99d20928d522</meta:generator>
    <meta:document-statistic meta:table-count="0" meta:image-count="0" meta:object-count="0" meta:page-count="11" meta:paragraph-count="345" meta:word-count="2566" meta:character-count="14810" meta:non-whitespace-character-count="12350"/>
  </office:meta>
</office:document-meta>
</file>